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aed8" officeooo:paragraph-rsid="0018aed8"/>
    </style:style>
    <style:style style:name="P2" style:family="paragraph" style:parent-style-name="Standard">
      <style:text-properties officeooo:rsid="001a4d6b" officeooo:paragraph-rsid="001a4d6b"/>
    </style:style>
    <style:style style:name="P3" style:family="paragraph" style:parent-style-name="Standard">
      <style:text-properties fo:font-size="9pt" officeooo:rsid="0018aed8" officeooo:paragraph-rsid="0018aed8" style:font-size-asian="9pt" style:font-size-complex="9pt"/>
    </style:style>
    <style:style style:name="P4" style:family="paragraph" style:parent-style-name="Standard">
      <style:text-properties fo:color="#1c3687" fo:font-size="11pt" fo:font-weight="bold" officeooo:rsid="001dab1b" officeooo:paragraph-rsid="001dab1b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1c3687" fo:font-size="11pt" fo:font-weight="bold" officeooo:rsid="001dab1b" officeooo:paragraph-rsid="0023d082" style:font-size-asian="11pt" style:font-weight-asian="bold" style:font-size-complex="11pt" style:font-weight-complex="bold"/>
    </style:style>
    <style:style style:name="P6" style:family="paragraph" style:parent-style-name="Standard">
      <style:text-properties fo:color="#1c3687" fo:font-size="11pt" fo:font-weight="bold" officeooo:rsid="001dab1b" officeooo:paragraph-rsid="00246c73" style:font-size-asian="11pt" style:font-weight-asian="bold" style:font-size-complex="11pt" style:font-weight-complex="bold"/>
    </style:style>
    <style:style style:name="P7" style:family="paragraph" style:parent-style-name="Standard">
      <style:text-properties fo:color="#1c3687" fo:font-size="11pt" fo:font-weight="bold" officeooo:rsid="001dab1b" officeooo:paragraph-rsid="00266b9c" style:font-size-asian="11pt" style:font-weight-asian="bold" style:font-size-complex="11pt" style:font-weight-complex="bold"/>
    </style:style>
    <style:style style:name="P8" style:family="paragraph" style:parent-style-name="Standard">
      <style:text-properties fo:color="#1c3687" fo:font-size="11pt" fo:font-weight="bold" officeooo:rsid="001e0e5b" officeooo:paragraph-rsid="0023d082" style:font-size-asian="11pt" style:font-weight-asian="bold" style:font-size-complex="11pt" style:font-weight-complex="bold"/>
    </style:style>
    <style:style style:name="P9" style:family="paragraph" style:parent-style-name="Standard">
      <style:text-properties fo:color="#1c3687" fo:font-size="11pt" fo:font-weight="bold" officeooo:rsid="001e0e5b" officeooo:paragraph-rsid="00266b9c" style:font-size-asian="11pt" style:font-weight-asian="bold" style:font-size-complex="11pt" style:font-weight-complex="bold"/>
    </style:style>
    <style:style style:name="P10" style:family="paragraph" style:parent-style-name="Standard">
      <style:text-properties fo:color="#1c3687" fo:font-size="11pt" fo:font-weight="bold" officeooo:rsid="001e0e5b" officeooo:paragraph-rsid="0028647a" style:font-size-asian="11pt" style:font-weight-asian="bold" style:font-size-complex="11pt" style:font-weight-complex="bold"/>
    </style:style>
    <style:style style:name="P11" style:family="paragraph" style:parent-style-name="Standard">
      <style:text-properties fo:color="#1c3687" fo:font-size="11pt" fo:font-weight="bold" officeooo:rsid="0028647a" officeooo:paragraph-rsid="0028647a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1c3687" fo:font-size="11pt" fo:font-weight="bold" officeooo:rsid="002921ee" officeooo:paragraph-rsid="002921ee" style:font-size-asian="11pt" style:font-weight-asian="bold" style:font-size-complex="11pt" style:font-weight-complex="bold"/>
    </style:style>
    <style:style style:name="P13" style:family="paragraph" style:parent-style-name="Standard">
      <style:text-properties fo:color="#1c3687" fo:font-size="20pt" fo:font-weight="bold" officeooo:rsid="001e0e5b" officeooo:paragraph-rsid="0018aed8" style:font-size-asian="17.5pt" style:font-weight-asian="bold" style:font-size-complex="20pt" style:font-weight-complex="bold"/>
    </style:style>
    <style:style style:name="P14" style:family="paragraph" style:parent-style-name="Standard">
      <style:text-properties fo:color="#111111" fo:font-size="11pt" fo:font-weight="bold" officeooo:rsid="0023d082" officeooo:paragraph-rsid="0023d082" style:font-size-asian="11pt" style:font-weight-asian="bold" style:font-size-complex="11pt" style:font-weight-complex="bold"/>
    </style:style>
    <style:style style:name="P15" style:family="paragraph" style:parent-style-name="Standard">
      <style:text-properties fo:color="#111111" fo:font-size="11pt" fo:font-weight="bold" officeooo:rsid="0023d082" officeooo:paragraph-rsid="00246c73" style:font-size-asian="11pt" style:font-weight-asian="bold" style:font-size-complex="11pt" style:font-weight-complex="bold"/>
    </style:style>
    <style:style style:name="P16" style:family="paragraph" style:parent-style-name="Standard">
      <style:text-properties fo:color="#111111" fo:font-size="11pt" fo:font-weight="bold" officeooo:rsid="0023d082" officeooo:paragraph-rsid="00266b9c" style:font-size-asian="11pt" style:font-weight-asian="bold" style:font-size-complex="11pt" style:font-weight-complex="bold"/>
    </style:style>
    <style:style style:name="P17" style:family="paragraph" style:parent-style-name="Standard">
      <style:text-properties fo:color="#111111" fo:font-size="11pt" fo:font-weight="bold" officeooo:rsid="001e0e5b" officeooo:paragraph-rsid="0023d082" style:font-size-asian="11pt" style:font-weight-asian="bold" style:font-size-complex="11pt" style:font-weight-complex="bold"/>
    </style:style>
    <style:style style:name="P18" style:family="paragraph" style:parent-style-name="Standard">
      <style:text-properties fo:color="#111111" fo:font-size="11pt" fo:font-weight="bold" officeooo:rsid="001e0e5b" officeooo:paragraph-rsid="00246c73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111111" fo:font-size="11pt" fo:font-weight="bold" officeooo:rsid="001e0e5b" officeooo:paragraph-rsid="00266b9c" style:font-size-asian="11pt" style:font-weight-asian="bold" style:font-size-complex="11pt" style:font-weight-complex="bold"/>
    </style:style>
    <style:style style:name="P20" style:family="paragraph" style:parent-style-name="Standard">
      <style:text-properties officeooo:rsid="001bef81" officeooo:paragraph-rsid="001bef81"/>
    </style:style>
    <style:style style:name="P21" style:family="paragraph" style:parent-style-name="Standard">
      <style:text-properties officeooo:rsid="001bef81" officeooo:paragraph-rsid="0023d082"/>
    </style:style>
    <style:style style:name="P22" style:family="paragraph" style:parent-style-name="Standard">
      <style:text-properties fo:font-size="11pt" officeooo:rsid="001e0e5b" officeooo:paragraph-rsid="001e0e5b" style:font-size-asian="11pt" style:font-size-complex="11pt"/>
    </style:style>
    <style:style style:name="P23" style:family="paragraph" style:parent-style-name="Standard">
      <style:text-properties fo:font-size="11pt" officeooo:rsid="001e0e5b" officeooo:paragraph-rsid="0023d082" style:font-size-asian="11pt" style:font-size-complex="11pt"/>
    </style:style>
    <style:style style:name="P24" style:family="paragraph" style:parent-style-name="Standard">
      <style:text-properties fo:font-size="11pt" officeooo:rsid="001e0e5b" officeooo:paragraph-rsid="00246c73" style:font-size-asian="11pt" style:font-size-complex="11pt"/>
    </style:style>
    <style:style style:name="P25" style:family="paragraph" style:parent-style-name="Standard">
      <style:text-properties fo:font-size="11pt" officeooo:rsid="001e0e5b" officeooo:paragraph-rsid="00266b9c" style:font-size-asian="11pt" style:font-size-complex="11pt"/>
    </style:style>
    <style:style style:name="P26" style:family="paragraph" style:parent-style-name="Standard">
      <style:text-properties fo:font-size="11pt" officeooo:rsid="0018aed8" officeooo:paragraph-rsid="0018aed8" style:font-size-asian="11pt" style:font-size-complex="11pt"/>
    </style:style>
    <style:style style:name="P27" style:family="paragraph" style:parent-style-name="Standard">
      <style:text-properties fo:font-size="11pt" officeooo:rsid="0018aed8" officeooo:paragraph-rsid="00246c73" style:font-size-asian="11pt" style:font-size-complex="11pt"/>
    </style:style>
    <style:style style:name="P28" style:family="paragraph" style:parent-style-name="Standard">
      <style:text-properties fo:font-size="11pt" officeooo:rsid="0018aed8" officeooo:paragraph-rsid="00266b9c" style:font-size-asian="11pt" style:font-size-complex="11pt"/>
    </style:style>
    <style:style style:name="P29" style:family="paragraph" style:parent-style-name="Standard">
      <style:text-properties fo:font-size="11pt" officeooo:rsid="0023d082" officeooo:paragraph-rsid="0023d082" style:font-size-asian="11pt" style:font-size-complex="11pt"/>
    </style:style>
    <style:style style:name="P30" style:family="paragraph" style:parent-style-name="Standard">
      <style:text-properties fo:font-size="11pt" officeooo:rsid="0023d082" officeooo:paragraph-rsid="00246c73" style:font-size-asian="11pt" style:font-size-complex="11pt"/>
    </style:style>
    <style:style style:name="P31" style:family="paragraph" style:parent-style-name="Standard">
      <style:text-properties fo:font-size="11pt" officeooo:rsid="0023d082" officeooo:paragraph-rsid="00266b9c" style:font-size-asian="11pt" style:font-size-complex="11pt"/>
    </style:style>
    <style:style style:name="P32" style:family="paragraph" style:parent-style-name="Standard">
      <style:text-properties fo:color="#000000" fo:font-size="11pt" officeooo:rsid="0023d082" officeooo:paragraph-rsid="0023d082" style:font-size-asian="11pt" style:font-size-complex="11pt"/>
    </style:style>
    <style:style style:name="P33" style:family="paragraph" style:parent-style-name="Standard">
      <style:text-properties fo:color="#000000" fo:font-size="11pt" officeooo:rsid="0023d082" officeooo:paragraph-rsid="00246c73" style:font-size-asian="11pt" style:font-size-complex="11pt"/>
    </style:style>
    <style:style style:name="P34" style:family="paragraph" style:parent-style-name="Standard">
      <style:text-properties fo:color="#000000" fo:font-size="11pt" officeooo:rsid="0023d082" officeooo:paragraph-rsid="00266b9c" style:font-size-asian="11pt" style:font-size-complex="11pt"/>
    </style:style>
    <style:style style:name="P35" style:family="paragraph" style:parent-style-name="Standard">
      <style:text-properties fo:color="#000000" fo:font-size="11pt" fo:font-weight="normal" officeooo:rsid="002921ee" officeooo:paragraph-rsid="002921ee" style:font-size-asian="11pt" style:font-weight-asian="normal" style:font-size-complex="11pt" style:font-weight-complex="normal"/>
    </style:style>
    <style:style style:name="P36" style:family="paragraph" style:parent-style-name="Standard">
      <style:text-properties fo:color="#000000" fo:font-size="11pt" fo:font-weight="normal" officeooo:rsid="002921ee" officeooo:paragraph-rsid="00292e24" style:font-size-asian="11pt" style:font-weight-asian="normal" style:font-size-complex="11pt" style:font-weight-complex="normal"/>
    </style:style>
    <style:style style:name="P37" style:family="paragraph" style:parent-style-name="Standard">
      <style:text-properties fo:color="#000000" fo:font-size="11pt" fo:font-weight="normal" officeooo:rsid="0028647a" officeooo:paragraph-rsid="002921ee" style:font-size-asian="11pt" style:font-weight-asian="normal" style:font-size-complex="11pt" style:font-weight-complex="normal"/>
    </style:style>
    <style:style style:name="P38" style:family="paragraph" style:parent-style-name="Standard">
      <style:text-properties fo:color="#000000" fo:font-size="11pt" fo:font-weight="normal" officeooo:rsid="0028647a" officeooo:paragraph-rsid="00292e24" style:font-size-asian="11pt" style:font-weight-asian="normal" style:font-size-complex="11pt" style:font-weight-complex="normal"/>
    </style:style>
    <style:style style:name="P39" style:family="paragraph" style:parent-style-name="Standard">
      <style:text-properties fo:color="#000000" fo:font-size="14pt" fo:font-weight="bold" officeooo:rsid="002921ee" officeooo:paragraph-rsid="002921ee" style:font-size-asian="14pt" style:font-weight-asian="bold" style:font-size-complex="14pt" style:font-weight-complex="bold"/>
    </style:style>
    <style:style style:name="P40" style:family="paragraph" style:parent-style-name="Standard">
      <style:text-properties fo:color="#000000" fo:font-size="20pt" fo:font-weight="bold" officeooo:rsid="002921ee" officeooo:paragraph-rsid="002921ee" style:font-size-asian="20pt" style:font-weight-asian="bold" style:font-size-complex="20pt" style:font-weight-complex="bold"/>
    </style:style>
    <style:style style:name="P41" style:family="paragraph" style:parent-style-name="Standard">
      <style:text-properties officeooo:rsid="001a4d6b" officeooo:paragraph-rsid="0023d082"/>
    </style:style>
    <style:style style:name="P42" style:family="paragraph" style:parent-style-name="Standard">
      <style:text-properties fo:color="#999999" fo:font-size="11pt" fo:font-weight="bold" officeooo:rsid="001dab1b" officeooo:paragraph-rsid="001dab1b" style:font-size-asian="11pt" style:font-weight-asian="bold" style:font-size-complex="11pt" style:font-weight-complex="bold"/>
    </style:style>
    <style:style style:name="P43" style:family="paragraph" style:parent-style-name="Standard">
      <style:text-properties fo:color="#999999" fo:font-size="11pt" fo:font-weight="bold" officeooo:rsid="001dab1b" officeooo:paragraph-rsid="0023d082" style:font-size-asian="11pt" style:font-weight-asian="bold" style:font-size-complex="11pt" style:font-weight-complex="bold"/>
    </style:style>
    <style:style style:name="P44" style:family="paragraph" style:parent-style-name="Standard">
      <style:text-properties fo:color="#999999" fo:font-size="11pt" fo:font-weight="bold" officeooo:rsid="001dab1b" officeooo:paragraph-rsid="00246c73" style:font-size-asian="11pt" style:font-weight-asian="bold" style:font-size-complex="11pt" style:font-weight-complex="bold"/>
    </style:style>
    <style:style style:name="P45" style:family="paragraph" style:parent-style-name="Standard">
      <style:text-properties fo:color="#999999" fo:font-size="11pt" fo:font-weight="bold" officeooo:rsid="001dab1b" officeooo:paragraph-rsid="00266b9c" style:font-size-asian="11pt" style:font-weight-asian="bold" style:font-size-complex="11pt" style:font-weight-complex="bold"/>
    </style:style>
    <style:style style:name="P46" style:family="paragraph" style:parent-style-name="Standard">
      <style:text-properties fo:color="#999999" fo:font-size="11pt" fo:font-weight="bold" officeooo:rsid="0023d082" officeooo:paragraph-rsid="0023d082" style:font-size-asian="11pt" style:font-weight-asian="bold" style:font-size-complex="11pt" style:font-weight-complex="bold"/>
    </style:style>
    <style:style style:name="P47" style:family="paragraph" style:parent-style-name="Standard">
      <style:text-properties fo:color="#999999" fo:font-size="11pt" fo:font-weight="bold" officeooo:rsid="0023d082" officeooo:paragraph-rsid="00246c73" style:font-size-asian="11pt" style:font-weight-asian="bold" style:font-size-complex="11pt" style:font-weight-complex="bold"/>
    </style:style>
    <style:style style:name="P48" style:family="paragraph" style:parent-style-name="Standard">
      <style:text-properties fo:color="#999999" fo:font-size="11pt" fo:font-weight="bold" officeooo:rsid="0023d082" officeooo:paragraph-rsid="00266b9c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2e24" style:font-weight-asian="bold" style:font-weight-complex="bold"/>
    </style:style>
    <style:style style:name="T3" style:family="text">
      <style:text-properties fo:font-size="19pt" fo:font-weight="normal" style:font-size-asian="19pt" style:font-weight-asian="normal" style:font-size-complex="19pt" style:font-weight-complex="normal"/>
    </style:style>
    <style:style style:name="T4" style:family="text">
      <style:text-properties fo:font-size="19pt" fo:font-weight="normal" officeooo:rsid="0023d082" style:font-size-asian="19pt" style:font-weight-asian="normal" style:font-size-complex="19pt" style:font-weight-complex="normal"/>
    </style:style>
    <style:style style:name="T5" style:family="text">
      <style:text-properties fo:color="#1c3687"/>
    </style:style>
    <style:style style:name="T6" style:family="text">
      <style:text-properties fo:color="#1c3687" fo:font-weight="bold" style:font-weight-asian="bold" style:font-weight-complex="bold"/>
    </style:style>
    <style:style style:name="T7" style:family="text">
      <style:text-properties fo:color="#1c3687" fo:font-weight="bold" officeooo:rsid="001fb22a" style:font-weight-asian="bold" style:font-weight-complex="bold"/>
    </style:style>
    <style:style style:name="T8" style:family="text">
      <style:text-properties fo:color="#ed1c24"/>
    </style:style>
    <style:style style:name="T9" style:family="text">
      <style:text-properties fo:color="#ed1c24" fo:font-weight="bold" style:font-weight-asian="bold" style:font-weight-complex="bold"/>
    </style:style>
    <style:style style:name="T10" style:family="text">
      <style:text-properties fo:color="#ed1c24" fo:font-weight="bold" officeooo:rsid="00246c73" fo:background-color="#fff200" loext:char-shading-value="0" style:font-weight-asian="bold" style:font-weight-complex="bold"/>
    </style:style>
    <style:style style:name="T11" style:family="text">
      <style:text-properties fo:color="#ed1c24" fo:font-weight="bold" fo:background-color="#fff200" loext:char-shading-value="0" style:font-weight-asian="bold" style:font-weight-complex="bold"/>
    </style:style>
    <style:style style:name="T12" style:family="text">
      <style:text-properties fo:color="#ed1c24" officeooo:rsid="00246c73" fo:background-color="#fff200" loext:char-shading-value="0"/>
    </style:style>
    <style:style style:name="T13" style:family="text">
      <style:text-properties fo:color="#ed1c24" fo:background-color="#fff200" loext:char-shading-value="0"/>
    </style:style>
    <style:style style:name="T14" style:family="text">
      <style:text-properties fo:color="#ed1c24" officeooo:rsid="00266b9c" fo:background-color="#fff200" loext:char-shading-value="0"/>
    </style:style>
    <style:style style:name="T15" style:family="text">
      <style:text-properties fo:color="#ed1c24" officeooo:rsid="0028647a" fo:background-color="#fff200" loext:char-shading-value="0"/>
    </style:style>
    <style:style style:name="T16" style:family="text">
      <style:text-properties fo:color="#ed1c24" officeooo:rsid="001e0e5b" fo:background-color="#fff200" loext:char-shading-value="0"/>
    </style:style>
    <style:style style:name="T17" style:family="text">
      <style:text-properties fo:font-size="15pt" fo:font-weight="normal" style:font-size-asian="15pt" style:font-weight-asian="normal" style:font-size-complex="15pt" style:font-weight-complex="normal"/>
    </style:style>
    <style:style style:name="T18" style:family="text">
      <style:text-properties officeooo:rsid="001e0e5b"/>
    </style:style>
    <style:style style:name="T19" style:family="text">
      <style:text-properties officeooo:rsid="001fb22a"/>
    </style:style>
    <style:style style:name="T20" style:family="text">
      <style:text-properties fo:color="#111111" fo:font-weight="bold" style:font-weight-asian="bold" style:font-weight-complex="bold"/>
    </style:style>
    <style:style style:name="T21" style:family="text">
      <style:text-properties fo:color="#999999" fo:font-weight="bold" officeooo:rsid="001dab1b" style:font-weight-asian="bold" style:font-weight-complex="bold"/>
    </style:style>
    <style:style style:name="T22" style:family="text">
      <style:text-properties fo:color="#999999" officeooo:rsid="001dab1b"/>
    </style:style>
    <style:style style:name="T23" style:family="text">
      <style:text-properties fo:color="#72bf44"/>
    </style:style>
    <style:style style:name="T24" style:family="text">
      <style:text-properties fo:color="#72bf44" fo:font-weight="bold" style:font-weight-asian="bold" style:font-weight-complex="bold"/>
    </style:style>
    <style:style style:name="T25" style:family="text">
      <style:text-properties fo:color="#72bf44" fo:font-weight="bold" officeooo:rsid="00246c73" style:font-weight-asian="bold" style:font-weight-complex="bold"/>
    </style:style>
    <style:style style:name="T26" style:family="text">
      <style:text-properties fo:color="#72bf44" officeooo:rsid="00246c73"/>
    </style:style>
    <style:style style:name="T27" style:family="text">
      <style:text-properties fo:color="#72bf44" officeooo:rsid="00266b9c"/>
    </style:style>
    <style:style style:name="T28" style:family="text">
      <style:text-properties fo:color="#72bf44" officeooo:rsid="0028647a"/>
    </style:style>
    <style:style style:name="T29" style:family="text">
      <style:text-properties fo:background-color="#fff200" loext:char-shading-value="0"/>
    </style:style>
    <style:style style:name="T30" style:family="text">
      <style:text-properties officeooo:rsid="001e0e5b" fo:background-color="#fff200" loext:char-shading-value="0"/>
    </style:style>
    <style:style style:name="T31" style:family="text">
      <style:text-properties officeooo:rsid="00246c73" fo:background-color="#fff200" loext:char-shading-value="0"/>
    </style:style>
    <style:style style:name="T32" style:family="text">
      <style:text-properties officeooo:rsid="00266b9c" fo:background-color="#fff200" loext:char-shading-value="0"/>
    </style:style>
    <style:style style:name="T33" style:family="text">
      <style:text-properties officeooo:rsid="002921ee" fo:background-color="#fff200" loext:char-shading-value="0"/>
    </style:style>
    <style:style style:name="T34" style:family="text">
      <style:text-properties officeooo:rsid="00292e24" fo:background-color="#fff200" loext:char-shading-value="0"/>
    </style:style>
    <style:style style:name="T35" style:family="text">
      <style:text-properties officeooo:rsid="002921ee"/>
    </style:style>
    <style:style style:name="T36" style:family="text">
      <style:text-properties officeooo:rsid="00292e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rchlauf Test1 </text:p>
      <text:p text:style-name="P1"/>
      <text:p text:style-name="P20"><text:span text:style-name="T3">Docker Containers</text:span></text:p>
      <text:p text:style-name="P2"><text:span text:style-name="T17">CPU-Benchmark Primzahltest</text:span> </text:p>
      <text:p text:style-name="P2"/>
      <text:p text:style-name="P14">1 Durchläufe </text:p>
      <text:p text:style-name="P4"/>
      <text:p text:style-name="P42">total time: <text:s text:c="25"/>15.8419s</text:p>
      <text:p text:style-name="P4"/>
      <text:p text:style-name="P23"><text:span text:style-name="T6">Ergebnis: 321.238 / </text:span><text:span text:style-name="T21">15.8419</text:span><text:span text:style-name="T6"> <text:s/>= </text:span><text:span text:style-name="T25">20</text:span><text:span text:style-name="T24">.</text:span><text:span text:style-name="T25">281</text:span><text:span text:style-name="T6"> Rechenoperationen pro Sekunde </text:span></text:p>
      <text:p text:style-name="P22"><text:span text:style-name="T6"/></text:p>
      <text:p text:style-name="P14">2 Durchläufe</text:p>
      <text:p text:style-name="P14"/>
      <text:p text:style-name="P43">total time: <text:s text:c="25"/>15.6571s</text:p>
      <text:p text:style-name="P14"/>
      <text:p text:style-name="P23"><text:span text:style-name="T6">Ergebnis: 321.238 / </text:span><text:span text:style-name="T21">15.6571</text:span><text:span text:style-name="T6"> <text:s/>= </text:span><text:span text:style-name="T25">20</text:span><text:span text:style-name="T24">.</text:span><text:span text:style-name="T25">517</text:span><text:span text:style-name="T9"> </text:span><text:span text:style-name="T6">Rechenoperationen pro Sekunde </text:span></text:p>
      <text:p text:style-name="P22"><text:span text:style-name="T6"/></text:p>
      <text:p text:style-name="P29"><text:span text:style-name="T20">3 Durchläufe</text:span></text:p>
      <text:p text:style-name="P29"><text:span text:style-name="T20"/></text:p>
      <text:p text:style-name="P43">total time: <text:s text:c="25"/>15.9258s</text:p>
      <text:p text:style-name="P5"><text:span text:style-name="T20"/></text:p>
      <text:p text:style-name="P23"><text:span text:style-name="T6">Ergebnis: 321.238 / </text:span><text:span text:style-name="T21">15.9258s</text:span><text:span text:style-name="T6"> <text:s/>= </text:span><text:span text:style-name="T25">20</text:span><text:span text:style-name="T24">.</text:span><text:span text:style-name="T25">172</text:span><text:span text:style-name="T6"> Rechenoperationen pro Sekunde </text:span></text:p>
      <text:p text:style-name="P26"/>
      <text:p text:style-name="P14">4 Durchläufe</text:p>
      <text:p text:style-name="P14"/>
      <text:p text:style-name="P43">total time: <text:s text:c="25"/>15.9217s</text:p>
      <text:p text:style-name="P14"/>
      <text:p text:style-name="P17"><text:span text:style-name="T5">Ergebnis: 321.238 / </text:span><text:span text:style-name="T22">15.6571s</text:span><text:span text:style-name="T5"> <text:s/>= </text:span><text:span text:style-name="T26">20.800</text:span><text:span text:style-name="T5"> Rechenoperationen pro Sekunde</text:span></text:p>
      <text:p text:style-name="P14"/>
      <text:p text:style-name="P14">5 Durchläufe</text:p>
      <text:p text:style-name="P46"/>
      <text:p text:style-name="P43">total time: <text:s text:c="25"/>15.6586s</text:p>
      <text:p text:style-name="P14"/>
      <text:p text:style-name="P18"><text:span text:style-name="T5">Ergebnis: 321.238 / </text:span><text:span text:style-name="T22">15.6586s</text:span><text:span text:style-name="T5"> <text:s/>= </text:span><text:span text:style-name="T26">20</text:span><text:span text:style-name="T23">.</text:span><text:span text:style-name="T26">516</text:span><text:span text:style-name="T5"> Rechenoperationen pro Sekunde</text:span></text:p>
      <text:p text:style-name="P23"><text:span text:style-name="T6"/></text:p>
      <text:p text:style-name="P32"><text:span text:style-name="T1">Gesamt:</text:span></text:p>
      <text:p text:style-name="P32"><text:span text:style-name="T1"/></text:p>
      <text:p text:style-name="P24"><text:span text:style-name="T7">Durchschnittlich</text:span><text:span text:style-name="T6">: <text:s/></text:span><text:span text:style-name="T25">20</text:span><text:span text:style-name="T24">.</text:span><text:span text:style-name="T25">281</text:span><text:span text:style-name="T24"> </text:span><text:span text:style-name="T25">+ </text:span><text:span text:style-name="T24"><text:s/></text:span><text:span text:style-name="T25">20</text:span><text:span text:style-name="T24">.</text:span><text:span text:style-name="T25">517</text:span><text:span text:style-name="T24"> </text:span><text:span text:style-name="T25">+ 20.172 + 20.800 + 20.516 / 5</text:span><text:span text:style-name="T6">= </text:span><text:span text:style-name="T10">20</text:span><text:span text:style-name="T11">.</text:span><text:span text:style-name="T10">457</text:span><text:span text:style-name="T6"> Rechenoperationen pro Sekunde </text:span></text:p>
      <text:p text:style-name="P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oft-page-break/><text:span text:style-name="T4">Kata</text:span><text:span text:style-name="T3"> Containers</text:span></text:p>
      <text:p text:style-name="P41"><text:span text:style-name="T17">CPU-Benchmark Primzahltest</text:span> </text:p>
      <text:p text:style-name="P41"/>
      <text:p text:style-name="P15">1 Durchläufe </text:p>
      <text:p text:style-name="P6"/>
      <text:p text:style-name="P44">total time: <text:s text:c="25"/>18.5092s</text:p>
      <text:p text:style-name="P6"/>
      <text:p text:style-name="P24"><text:span text:style-name="T6">Ergebnis: 321.238 / </text:span><text:span text:style-name="T21">18.5092</text:span><text:span text:style-name="T6"> <text:s/>= </text:span><text:span text:style-name="T25">17.356</text:span><text:span text:style-name="T6"> Rechenoperationen pro Sekunde </text:span></text:p>
      <text:p text:style-name="P24"><text:span text:style-name="T6"/></text:p>
      <text:p text:style-name="P15">2 Durchläufe</text:p>
      <text:p text:style-name="P15"/>
      <text:p text:style-name="P44">total time: <text:s text:c="25"/>19.3247s</text:p>
      <text:p text:style-name="P15"/>
      <text:p text:style-name="P24"><text:span text:style-name="T6">Ergebnis: 321.238 / </text:span><text:span text:style-name="T21">19.3247</text:span><text:span text:style-name="T6"> <text:s/>= </text:span><text:span text:style-name="T25">16.623</text:span><text:span text:style-name="T9"> </text:span><text:span text:style-name="T6">Rechenoperationen pro Sekunde </text:span></text:p>
      <text:p text:style-name="P24"><text:span text:style-name="T6"/></text:p>
      <text:p text:style-name="P30"><text:span text:style-name="T20">3 Durchläufe</text:span></text:p>
      <text:p text:style-name="P30"><text:span text:style-name="T20"/></text:p>
      <text:p text:style-name="P44">total time: <text:s text:c="25"/>16.4703s</text:p>
      <text:p text:style-name="P6"><text:span text:style-name="T20"/></text:p>
      <text:p text:style-name="P24"><text:span text:style-name="T6">Ergebnis: 321.238 / </text:span><text:span text:style-name="T21">16.4703</text:span><text:span text:style-name="T6"> = </text:span><text:span text:style-name="T24">19.504</text:span><text:span text:style-name="T6"> Rechenoperationen pro Sekunde </text:span></text:p>
      <text:p text:style-name="P27"/>
      <text:p text:style-name="P15">4 Durchläufe</text:p>
      <text:p text:style-name="P15"/>
      <text:p text:style-name="P44">total time: <text:s text:c="25"/>15.9826s</text:p>
      <text:p text:style-name="P15"/>
      <text:p text:style-name="P18"><text:span text:style-name="T5">Ergebnis: 321.238 / </text:span><text:span text:style-name="T22">15.9826</text:span><text:span text:style-name="T5"> <text:s/>= </text:span><text:span text:style-name="T23">20.099 </text:span><text:span text:style-name="T5">Rechenoperationen pro Sekunde</text:span></text:p>
      <text:p text:style-name="P15"/>
      <text:p text:style-name="P15">5 Durchläufe</text:p>
      <text:p text:style-name="P47"/>
      <text:p text:style-name="P44">total time: <text:s text:c="25"/>17.8346s</text:p>
      <text:p text:style-name="P15"/>
      <text:p text:style-name="P18"><text:span text:style-name="T5">Ergebnis: 321.238 / </text:span><text:span text:style-name="T22">17.8346</text:span><text:span text:style-name="T5"> <text:s/>=</text:span><text:span text:style-name="T23"> 18.012 </text:span><text:span text:style-name="T5">Rechenoperationen pro Sekunde</text:span></text:p>
      <text:p text:style-name="P24"><text:span text:style-name="T6"/></text:p>
      <text:p text:style-name="P33"><text:span text:style-name="T1">Gesamt:</text:span></text:p>
      <text:p text:style-name="P33"><text:span text:style-name="T1"/></text:p>
      <text:p text:style-name="P9"><text:span text:style-name="T19">Durchschnittlich</text:span>: <text:span text:style-name="T26">17.356</text:span> <text:span text:style-name="T23"><text:s/></text:span><text:span text:style-name="T26">+ </text:span><text:s/><text:span text:style-name="T26">16.623</text:span><text:span text:style-name="T8"> </text:span><text:span text:style-name="T23"><text:s/></text:span><text:span text:style-name="T26">+ </text:span><text:span text:style-name="T23">19.504</text:span><text:span text:style-name="T26"> + </text:span><text:span text:style-name="T23">20.099</text:span><text:span text:style-name="T26"> + </text:span><text:span text:style-name="T27">1</text:span><text:span text:style-name="T23">8.012 </text:span><text:span text:style-name="T26">/ 5</text:span>= <text:span text:style-name="T14">18</text:span><text:span text:style-name="T13">.</text:span><text:span text:style-name="T14">319</text:span> Rechenoperationen pro Sekunde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soft-page-break/>1 Durchläufe </text:p>
      <text:p text:style-name="P7"/>
      <text:p text:style-name="P45">total time: <text:s text:c="25"/>16.0722s</text:p>
      <text:p text:style-name="P7"/>
      <text:p text:style-name="P25"><text:span text:style-name="T6">Ergebnis: 321.238 / </text:span><text:span text:style-name="T21">16.0722</text:span><text:span text:style-name="T6"> = </text:span><text:span text:style-name="T25">19.987</text:span><text:span text:style-name="T6"> Rechenoperationen pro Sekunde </text:span></text:p>
      <text:p text:style-name="P25"><text:span text:style-name="T6"/></text:p>
      <text:p text:style-name="P16">2 Durchläufe</text:p>
      <text:p text:style-name="P16"/>
      <text:p text:style-name="P45">total time: <text:s text:c="24"/>15.0756s</text:p>
      <text:p text:style-name="P16"/>
      <text:p text:style-name="P25"><text:span text:style-name="T6">Ergebnis: 321.238 / </text:span><text:span text:style-name="T21">15.0756</text:span><text:span text:style-name="T6"> <text:s/>= </text:span><text:span text:style-name="T25">21.308</text:span><text:span text:style-name="T9"> </text:span><text:span text:style-name="T6">Rechenoperationen pro Sekunde </text:span></text:p>
      <text:p text:style-name="P25"><text:span text:style-name="T6"/></text:p>
      <text:p text:style-name="P31"><text:span text:style-name="T20">3 Durchläufe</text:span></text:p>
      <text:p text:style-name="P31"><text:span text:style-name="T20"/></text:p>
      <text:p text:style-name="P45">total time: <text:s text:c="25"/>15.6233s</text:p>
      <text:p text:style-name="P7"><text:span text:style-name="T20"/></text:p>
      <text:p text:style-name="P25"><text:span text:style-name="T6">Ergebnis: 321.238 / </text:span><text:span text:style-name="T21"><text:s/>15.6233</text:span><text:span text:style-name="T6"> = </text:span><text:span text:style-name="T24">20.561</text:span><text:span text:style-name="T6"> Rechenoperationen pro Sekunde </text:span></text:p>
      <text:p text:style-name="P28"/>
      <text:p text:style-name="P16">4 Durchläufe</text:p>
      <text:p text:style-name="P16"/>
      <text:p text:style-name="P45">total time: <text:s text:c="25"/>15.1040s</text:p>
      <text:p text:style-name="P16"/>
      <text:p text:style-name="P19"><text:span text:style-name="T5">Ergebnis: 321.238 / </text:span><text:span text:style-name="T22"><text:s/>15.1040 </text:span><text:span text:style-name="T5">= </text:span><text:span text:style-name="T23">21.268 </text:span><text:span text:style-name="T5">Rechenoperationen pro Sekunde</text:span></text:p>
      <text:p text:style-name="P16"/>
      <text:p text:style-name="P16">5 Durchläufe</text:p>
      <text:p text:style-name="P48"/>
      <text:p text:style-name="P45">total time: <text:s text:c="25"/>15.5838s</text:p>
      <text:p text:style-name="P16"/>
      <text:p text:style-name="P19"><text:span text:style-name="T5">Ergebnis: 321.238 / </text:span><text:span text:style-name="T22">15.5838</text:span><text:span text:style-name="T5"> =</text:span><text:span text:style-name="T23"> 20.61</text:span><text:span text:style-name="T28">4</text:span><text:span text:style-name="T23"> </text:span><text:span text:style-name="T5">Rechenoperationen pro Sekunde</text:span></text:p>
      <text:p text:style-name="P25"><text:span text:style-name="T6"/></text:p>
      <text:p text:style-name="P34"><text:span text:style-name="T1">Gesamt:</text:span></text:p>
      <text:p text:style-name="P34"><text:span text:style-name="T1"/></text:p>
      <text:p text:style-name="P10"><text:span text:style-name="T19">Durchschnittlich</text:span>: <text:span text:style-name="T26">19.987</text:span> <text:span text:style-name="T23"><text:s/></text:span><text:span text:style-name="T26">+ </text:span><text:s/><text:span text:style-name="T26">21.308</text:span><text:span text:style-name="T8"> </text:span><text:span text:style-name="T23"><text:s/></text:span><text:span text:style-name="T26">+ </text:span><text:span text:style-name="T23">20.561</text:span><text:span text:style-name="T26">+ </text:span><text:span text:style-name="T23">21.268 </text:span><text:span text:style-name="T26"><text:s/>+ </text:span><text:span text:style-name="T23">20.61</text:span><text:span text:style-name="T28">4</text:span><text:span text:style-name="T23"> <text:s/></text:span><text:span text:style-name="T26">/ 5</text:span>= <text:span text:style-name="T15">20</text:span><text:span text:style-name="T13">.</text:span><text:span text:style-name="T15">619</text:span> Rechenoperationen pro Sekunde </text:p>
      <text:p text:style-name="P11"/>
      <text:p text:style-name="P11">Resultat aller Container:</text:p>
      <text:p text:style-name="P11"/>
      <text:p text:style-name="P11">1. Firecracker Container<text:tab/><text:span text:style-name="T13">20</text:span><text:span text:style-name="T16">.</text:span><text:span text:style-name="T13">619</text:span><text:span text:style-name="T18"> Rechenoperationen pro </text:span>Sekunde <text:s/></text:p>
      <text:p text:style-name="P11">2. Docker Container<text:tab/><text:tab/><text:span text:style-name="T12">20</text:span><text:span text:style-name="T16">.</text:span><text:span text:style-name="T12">457</text:span><text:span text:style-name="T18"> Rechenoperationen pro Sekunde <text:s/></text:span></text:p>
      <text:p text:style-name="P11">3. Kata Container<text:tab/><text:tab/><text:span text:style-name="T14">18</text:span><text:span text:style-name="T16">.</text:span><text:span text:style-name="T14">319</text:span><text:span text:style-name="T18"> </text:span>R<text:span text:style-name="T18">echenoperationen pro Sekunde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0"><text:soft-page-break/>Interpretation der Ergebnisse </text:p>
      <text:p text:style-name="P12"/>
      <text:p text:style-name="P39">Interpretation Firecracker-Container</text:p>
      <text:p text:style-name="P37">Firecracker-Container<text:tab/><text:tab/><text:span text:style-name="T29">20</text:span><text:span text:style-name="T30">.</text:span><text:span text:style-name="T29">619</text:span><text:span text:style-name="T18"> Rechenoperationen pro </text:span>Sekunde 100% </text:p>
      <text:p text:style-name="P37">Docker-Container<text:tab/><text:tab/><text:span text:style-name="T31">20</text:span><text:span text:style-name="T30">.</text:span><text:span text:style-name="T31">457</text:span><text:span text:style-name="T18"> Rechenoperationen pro Sekunde <text:s/></text:span>99,21% (100 / 20.619*20.457)</text:p>
      <text:p text:style-name="P37">Kata-Container<text:tab/><text:tab/><text:tab/><text:span text:style-name="T32">18</text:span><text:span text:style-name="T30">.</text:span><text:span text:style-name="T32">319</text:span><text:span text:style-name="T18"> </text:span>R<text:span text:style-name="T18">echenoperationen pro Sekunde <text:s/></text:span>88,85% (100 / 20.619*18.319)</text:p>
      <text:p text:style-name="P39"/>
      <text:p text:style-name="P36"><text:span text:style-name="T36">Der </text:span>Firecracker-Container <text:span text:style-name="T36">rechnet </text:span>pro Sekunde <text:span text:style-name="T1">0.69% schneller</text:span> als Docker-Container und <text:span text:style-name="T1">11,15% schneller</text:span> als Kata-Container. </text:p>
      <text:p text:style-name="P35"/>
      <text:p text:style-name="P39">Interpretation Docker-Container</text:p>
      <text:p text:style-name="P37">Docker-Container<text:tab/><text:tab/><text:span text:style-name="T31">20</text:span><text:span text:style-name="T30">.</text:span><text:span text:style-name="T31">457</text:span><text:span text:style-name="T18"> Rechenoperationen pro </text:span>Sekunde 100% </text:p>
      <text:p text:style-name="P37"><text:span text:style-name="T35">Firecracker-</text:span>Container<text:tab/><text:tab/><text:span text:style-name="T31">20</text:span><text:span text:style-name="T30">.</text:span><text:span text:style-name="T33">619</text:span><text:span text:style-name="T18"> Rechenoperationen pro Sekunde <text:s/>100</text:span>,<text:span text:style-name="T35">79</text:span>% (100 / 20.<text:span text:style-name="T35">457</text:span>*20.<text:span text:style-name="T35">619</text:span>)</text:p>
      <text:p text:style-name="P37">Kata-Container<text:tab/><text:tab/><text:tab/><text:span text:style-name="T32">18</text:span><text:span text:style-name="T30">.</text:span><text:span text:style-name="T32">319</text:span><text:span text:style-name="T18"> </text:span>R<text:span text:style-name="T18">echenoperationen pro Sekunde <text:s/>89</text:span>,<text:span text:style-name="T35">55</text:span>% (100 / 20.<text:span text:style-name="T35">457</text:span>*18.319)</text:p>
      <text:p text:style-name="P37"/>
      <text:p text:style-name="P36"><text:span text:style-name="T36">Der </text:span>Docker-Container <text:span text:style-name="T36">rechnet </text:span>pro Sekunde <text:span text:style-name="T1">10.45% schneller</text:span> als Kata-Container und <text:span text:style-name="T1">0,79% langsamer</text:span> als Kata-Container. </text:p>
      <text:p text:style-name="P35"/>
      <text:p text:style-name="P39">Interpretation <text:span text:style-name="T36">Kata</text:span>-Container</text:p>
      <text:p text:style-name="P37"><text:span text:style-name="T36">Kata-Container<text:tab/></text:span><text:tab/><text:tab/><text:span text:style-name="T34">18</text:span><text:span text:style-name="T30">.</text:span><text:span text:style-name="T34">319</text:span><text:span text:style-name="T18"> Rechenoperationen pro </text:span>Sekunde 100% </text:p>
      <text:p text:style-name="P37"><text:span text:style-name="T35">Firecracker-</text:span>Container<text:tab/><text:tab/><text:span text:style-name="T31">20</text:span><text:span text:style-name="T30">.</text:span><text:span text:style-name="T33">619</text:span><text:span text:style-name="T18"> Rechenoperationen pro Sekunde <text:s/>112</text:span>,<text:span text:style-name="T36">55</text:span>% (100 / <text:span text:style-name="T36">18</text:span>.<text:span text:style-name="T36">319</text:span>*20.<text:span text:style-name="T35">619</text:span>)</text:p>
      <text:p text:style-name="P38"><text:span text:style-name="T36">Docker-Container</text:span><text:tab/><text:tab/><text:span text:style-name="T34">20</text:span><text:span text:style-name="T30">.</text:span><text:span text:style-name="T34">457</text:span><text:span text:style-name="T18"> </text:span>R<text:span text:style-name="T18">echenoperationen pro Sekunde <text:s/>111</text:span>,<text:span text:style-name="T36">67</text:span>% (100 / <text:span text:style-name="T36">18</text:span>.<text:span text:style-name="T36">319</text:span>*<text:span text:style-name="T36">20.457</text:span>)</text:p>
      <text:p text:style-name="P37"/>
      <text:p text:style-name="P36"><text:span text:style-name="T36">Der Kata-</text:span>Container <text:span text:style-name="T36">rechnet </text:span>pro Sekunde <text:span text:style-name="T1">1</text:span><text:span text:style-name="T2">2</text:span><text:span text:style-name="T1">.</text:span><text:span text:style-name="T2">55</text:span><text:span text:style-name="T1">% </text:span>pro Sekunde <text:span text:style-name="T2">langsamer</text:span> als <text:span text:style-name="T36">Firecracker-</text:span>Container und <text:span text:style-name="T2">11</text:span><text:span text:style-name="T1">,</text:span><text:span text:style-name="T2">67</text:span><text:span text:style-name="T1">% langsamer</text:span> als <text:span text:style-name="T36">Docker-Container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17:28:20.992911644</meta:creation-date>
    <meta:editing-duration>PT8M2S</meta:editing-duration>
    <meta:editing-cycles>2</meta:editing-cycles>
    <meta:generator>LibreOffice/6.0.7.3$Linux_X86_64 LibreOffice_project/00m0$Build-3</meta:generator>
    <dc:date>2020-07-15T18:29:07.453540813</dc:date>
    <meta:document-statistic meta:table-count="0" meta:image-count="0" meta:object-count="0" meta:page-count="4" meta:paragraph-count="76" meta:word-count="419" meta:character-count="3717" meta:non-whitespace-character-count="2929"/>
  </office:meta>
</office:document-meta>
</file>